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Consolas, 'Courier New', monospace"/>
    <style:font-face style:name="SFMono-Regular" svg:font-family="SFMono-Regular, Consolas, 'Liberation Mono', Menlo, Courier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5f5f5" fo:padding="0.265cm" fo:border="0.06pt solid #cccccc"/>
      <style:text-properties fo:font-variant="normal" fo:text-transform="none" fo:color="#333333" style:font-name="Menlo" fo:font-size="10.5pt" fo:letter-spacing="normal" fo:font-style="normal" fo:font-weight="normal"/>
    </style:style>
    <style:style style:name="P2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5f5f5" fo:padding="0.265cm" fo:border="0.06pt solid #cccccc"/>
      <style:text-properties fo:font-variant="normal" fo:text-transform="none" fo:color="#242729" style:font-name="Consolas" fo:font-size="9.75pt" fo:letter-spacing="normal" fo:font-style="normal" fo:font-weight="normal"/>
    </style:style>
    <style:style style:name="P3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5f5f5" fo:padding="0.265cm" fo:border="0.06pt solid #cccccc"/>
      <style:text-properties fo:font-variant="normal" fo:text-transform="none" fo:color="#24292e" style:font-name="SFMono-Regular" fo:font-size="9pt" fo:letter-spacing="normal" fo:font-style="normal" fo:font-weight="normal"/>
    </style:style>
    <style:style style:name="P4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5f5f5" fo:padding="0.265cm" fo:border="0.06pt solid #cccccc"/>
      <style:text-properties fo:font-variant="normal" fo:text-transform="none" fo:color="#24292e" style:font-name="SFMono-Regular" fo:font-size="9pt" fo:letter-spacing="normal" fo:font-style="normal" fo:font-weight="normal" officeooo:paragraph-rsid="0011d393"/>
    </style:style>
    <style:style style:name="P5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5f5f5" fo:padding="0.265cm" fo:border="0.06pt solid #cccccc"/>
      <style:text-properties fo:font-variant="normal" fo:text-transform="none" fo:color="#24292e" style:font-name="SFMono-Regular" fo:font-size="9pt" fo:letter-spacing="normal" fo:font-style="normal" fo:font-weight="normal"/>
    </style:style>
    <style:style style:name="T1" style:family="text">
      <style:text-properties fo:color="#303336" style:font-name="inherit" fo:font-size="9.75pt" fo:background-color="#eff0f1" loext:char-shading-value="0" loext:padding="0cm" loext:border="none"/>
    </style:style>
    <style:style style:name="T2" style:family="text">
      <style:text-properties fo:color="#303336" style:font-name="inherit" fo:font-size="9.75pt" officeooo:rsid="0011d393" fo:background-color="#eff0f1" loext:char-shading-value="0" loext:padding="0cm" loext:border="none"/>
    </style:style>
    <style:style style:name="T3" style:family="text">
      <style:text-properties fo:color="#303336" style:font-name="Consolas" fo:font-size="9.75pt" fo:background-color="#eff0f1" loext:char-shading-value="0" loext:padding="0cm" loext:border="none"/>
    </style:style>
    <style:style style:name="T4" style:family="text">
      <style:text-properties fo:color="#303336" fo:font-size="9.75pt" fo:background-color="#eff0f1" loext:char-shading-value="0" loext:padding="0cm" loext:border="none"/>
    </style:style>
    <style:style style:name="T5" style:family="text">
      <style:text-properties fo:color="#101094" style:font-name="inherit" fo:font-size="9.75pt" fo:background-color="#eff0f1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 apt-get install python-pip python-dev build-essential </text:p>
      <text:p text:style-name="P2">sudo apt-get install zlib1g-dev</text:p>
      <text:p text:style-name="P3">sudo apt-get install swig</text:p>
      <text:p text:style-name="P3"><text:span text:style-name="Source_20_Text"><text:span text:style-name="T1">sudo apt-</text:span></text:span><text:span text:style-name="Source_20_Text"><text:span text:style-name="T5">get</text:span></text:span><text:span text:style-name="Source_20_Text"><text:span text:style-name="T3"> </text:span></text:span><text:span text:style-name="Source_20_Text"><text:span text:style-name="T1">install python3-dev</text:span></text:span></text:p>
      <text:p text:style-name="P3"><text:span text:style-name="Source_20_Text"><text:span text:style-name="T1">sudo apt-get install ffmpeg</text:span></text:span></text:p>
      <text:p text:style-name="P3"><text:span text:style-name="Source_20_Text"><text:span text:style-name="T4">sudo apt-get install python3-tk</text:span></text:span></text:p>
      <text:p text:style-name="P4"><text:span text:style-name="Source_20_Text"><text:span text:style-name="T2">pip install cmake</text:span>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Consolas, 'Courier New', monospace"/>
    <style:font-face style:name="SFMono-Regular" svg:font-family="SFMono-Regular, Consolas, 'Liberation Mono', Menlo, Courier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09:24:06.092283037</meta:creation-date>
    <dc:date>2018-09-15T18:37:57.351211250</dc:date>
    <meta:editing-duration>PT18M42S</meta:editing-duration>
    <meta:editing-cycles>7</meta:editing-cycles>
    <meta:generator>LibreOffice/6.0.3.2$Linux_X86_64 LibreOffice_project/00m0$Build-2</meta:generator>
    <meta:document-statistic meta:table-count="0" meta:image-count="0" meta:object-count="0" meta:page-count="1" meta:paragraph-count="7" meta:word-count="29" meta:character-count="222" meta:non-whitespace-character-count="199"/>
  </office:meta>
</office:document-meta>
</file>